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/>
      <style:text-properties fo:font-size="14pt" style:font-size-asian="14pt" style:font-size-complex="14pt"/>
    </style:style>
    <style:style style:name="P7" style:family="paragraph" style:parent-style-name="Preformatted_20_Text" style:master-page-name="">
      <style:paragraph-properties style:page-number="auto" fo:break-before="page" style:shadow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n The Road Again</text:p>
      <text:p text:style-name="P5">Traditional</text:p>
      <text:p text:style-name="P5"/>
      <text:p text:style-name="P5">[Repeat Section 1, then 3, then 1, then 2]</text:p>
      <text:p text:style-name="P5"/>
      <text:p text:style-name="P5">C</text:p>
      <text:p text:style-name="P5">Why I married a fat girl, tell you the reason why</text:p>
      <text:p text:style-name="P5">Fat girls don't ever do things on the sly</text:p>
      <text:p text:style-name="P5">Look for your supper to be good and hot</text:p>
      <text:p text:style-name="P5">She never even put a stew bone in the pot</text:p>
      <text:p text:style-name="P5"/>
      <text:p text:style-name="P4">[Chorus]</text:p>
      <text:p text:style-name="P5"><text:s text:c="13"/>F</text:p>
      <text:p text:style-name="P5">She's on the road again, sure as you're born</text:p>
      <text:p text:style-name="P5">C</text:p>
      <text:p text:style-name="P5">Natural born easy on the road again</text:p>
      <text:p text:style-name="P5"><text:s text:c="13"/>F</text:p>
      <text:p text:style-name="P5">She's on the road again, sure as you're born</text:p>
      <text:p text:style-name="P5"/>
      <text:p text:style-name="P5">Friend come by, say he's lookin' for his hat,</text:p>
      <text:p text:style-name="P5">Wants to know where your husbands at,</text:p>
      <text:p text:style-name="P5">Say "I don't know, he's on his way to the pen"</text:p>
      <text:p text:style-name="P5">Come on pretty mama, let's get on the road again</text:p>
      <text:p text:style-name="P5"/>
      <text:p text:style-name="P4">[Chorus]</text:p>
      <text:p text:style-name="P4"/>
      <text:p text:style-name="P5">Went to my house, my front door was locked, </text:p>
      <text:p text:style-name="P5">Went round to my window, Lord, my window was locked,</text:p>
      <text:p text:style-name="P5">Jumped on back, shook my head, </text:p>
      <text:p text:style-name="P5">Big old rounder in my foldin' bed</text:p>
      <text:p text:style-name="P5">Shot through the window, broke the glass,</text:p>
      <text:p text:style-name="P6">I never seen that little rounder run so fast.</text:p>
      <text:p text:style-name="P4">[Chorus]</text:p>
      <text:p text:style-name="P4"/>
      <text:p text:style-name="P7">Main Riff</text:p>
      <text:p text:style-name="P3">Guitar 1</text:p>
      <text:p text:style-name="P2"><text:s text:c="2"/><text:span text:style-name="T1">Section 1</text:span> <text:s text:c="21"/><text:span text:style-name="T1">Section 2</text:span></text:p>
      <text:p text:style-name="P2"><text:s text:c="2"/>C <text:s text:c="20"/>F <text:s/>C <text:s text:c="3"/>C <text:s text:c="23"/>G <text:s text:c="3"/>C <text:s text:c="2"/></text:p>
      <text:p text:style-name="P2">e-----------------------------|-----------------------------------|</text:p>
      <text:p text:style-name="P2">B-----------------------------|-----------------------------------|</text:p>
      <text:p text:style-name="P2">G---------5----------------5--|---------5-------------------------|</text:p>
      <text:p text:style-name="P2">D------5-----7--5-------5-----|------5-----7--5-5--5h7p5----------|</text:p>
      <text:p text:style-name="P2">A-5h7--------------5h7--------|-5h7----------------------7p5--3---|</text:p>
      <text:p text:style-name="P2">E-----------------------------|-----------------------------------|</text:p>
      <text:p text:style-name="P2"/>
      <text:p text:style-name="P2">Repeat Section 1 and 2</text:p>
      <text:p text:style-name="P1">Section 3</text:p>
      <text:p text:style-name="P2"><text:s text:c="4"/>F</text:p>
      <text:p text:style-name="P2">e------------------------------------------</text:p>
      <text:p text:style-name="P2">B------------------------------------------</text:p>
      <text:p text:style-name="P2">G---5h7--5-----5h7--5-----5h7--5-----5--7--</text:p>
      <text:p text:style-name="P2">D-----------7----------7----------7--------</text:p>
      <text:p text:style-name="P2">A------------------------------------------</text:p>
      <text:p text:style-name="P2">E------------------------------------------</text:p>
      <text:p text:style-name="P2"/>
      <text:p text:style-name="P2">Repeat Section 1, then 3, then 1, then 2</text:p>
      <text:p text:style-name="P2"/>
      <text:p text:style-name="P3">Guitar 2</text:p>
      <text:p text:style-name="P2"><text:span text:style-name="T1">Section 1 </text:span><text:s text:c="22"/><text:span text:style-name="T1">Section 2</text:span></text:p>
      <text:p text:style-name="P2"><text:s text:c="2"/>C <text:s text:c="18"/>F <text:s/>C <text:s text:c="5"/>C <text:s text:c="25"/>G <text:s/>C</text:p>
      <text:p text:style-name="P2">e-------8----------------8----|-------8---------------------------|</text:p>
      <text:p text:style-name="P2">B-----8---10--8-------8-------|-----8---10--8--8-8h10p8-----------|</text:p>
      <text:p text:style-name="P2">G-7h9------------7h9----------|-7h9----------------------7--5-----|</text:p>
      <text:p text:style-name="P2">D-----------------------------|--------------------------------10-|</text:p>
      <text:p text:style-name="P2">A-----------------------------|-----------------------------------|</text:p>
      <text:p text:style-name="P2">E-----------------------------|-----------------------------------|</text:p>
      <text:p text:style-name="P2"/>
      <text:p text:style-name="P2">Repeat Section 1 And 2</text:p>
      <text:p text:style-name="P2"><text:span text:style-name="T1">Section 3</text:span> <text:s text:c="3"/></text:p>
      <text:p text:style-name="P2"><text:s text:c="4"/>F </text:p>
      <text:p text:style-name="P2">e---8h10--8-----8h10--8-----8h10--8----8--10--</text:p>
      <text:p text:style-name="P2">B------------10----------10---------10--------</text:p>
      <text:p text:style-name="P2">G---------------------------------------------</text:p>
      <text:p text:style-name="P2">D---------------------------------------------</text:p>
      <text:p text:style-name="P2">A---------------------------------------------</text:p>
      <text:p text:style-name="P2">E---------------------------------------------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Dowd</meta:initial-creator>
    <meta:creation-date>2011-07-26T08:37:10</meta:creation-date>
    <meta:document-statistic meta:table-count="0" meta:image-count="0" meta:object-count="0" meta:page-count="2" meta:paragraph-count="65" meta:word-count="319" meta:character-count="2531"/>
    <dc:date>2011-07-26T08:42:55</dc:date>
    <dc:creator>Sean Dowd</dc:creator>
    <meta:editing-duration>PT00H05M47S</meta:editing-duration>
    <meta:editing-cycles>1</meta:editing-cycles>
    <meta:generator>NeoOffice/3.1.2$Unix OpenOffice.org_project/Patch 9</meta:generator>
  </office:meta>
</office:document-meta>
</file>